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page login</text:p>
          </table:table-cell>
          <table:table-cell table:style-name="ce11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page login rapide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barre de navigation du site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page inscription commercant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7" calcext:value-type="float">
            <text:p>7</text:p>
          </table:table-cell>
          <table:table-cell table:style-name="ce6" table:formula="of:=SUM([.C3:.C26])" office:value-type="float" office:value="7" calcext:value-type="float">
            <text:p>7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12:40:01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0-11-25T12:51:48.566000000</dc:date>
    <meta:editing-duration>PT50M11S</meta:editing-duration>
    <meta:editing-cycles>11</meta:editing-cycles>
    <meta:generator>LibreOffice/6.4.4.2$Windows_X86_64 LibreOffice_project/3d775be2011f3886db32dfd395a6a6d1ca2630ff</meta:generator>
    <meta:document-statistic meta:table-count="4" meta:cell-count="76" meta:object-count="0"/>
  </office:meta>
</office:document-meta>
</file>